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5b2" officeooo:paragraph-rsid="0004c5b2"/>
    </style:style>
    <style:style style:name="T1" style:family="text">
      <style:text-properties officeooo:rsid="0005a299"/>
    </style:style>
    <style:style style:name="T2" style:family="text">
      <style:text-properties officeooo:rsid="00071871"/>
    </style:style>
    <style:style style:name="T3" style:family="text">
      <style:text-properties officeooo:rsid="00072c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re : h1</text:p>
      <text:p text:style-name="P1">liste a puces:ul</text:p>
      <text:p text:style-name="P1">liste numérotées :ol</text:p>
      <text:p text:style-name="P1">tableau:<text:span text:style-name="T1">tr td</text:span></text:p>
      <text:p text:style-name="P1">image :<text:span text:style-name="T2">img</text:span></text:p>
      <text:p text:style-name="P1">lien :<text:span text:style-name="T3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4T13:39:12.492000000</meta:creation-date>
    <dc:date>2023-09-14T13:45:54.023000000</dc:date>
    <meta:editing-duration>PT6M41S</meta:editing-duration>
    <meta:editing-cycles>4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6" meta:word-count="15" meta:character-count="76" meta:non-whitespace-character-count="67"/>
  </office:meta>
</office:document-meta>
</file>